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40000003F2871F85AE62A349B.png" manifest:media-type="image/png"/>
  <manifest:file-entry manifest:full-path="Pictures/100002010000038D00000051A9D68C60D9760E41.png" manifest:media-type="image/png"/>
  <manifest:file-entry manifest:full-path="Pictures/100002010000039600000061DE7D7622D7CF4A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start" style:justify-single-word="false"/>
      <style:text-properties officeooo:rsid="001d45e5" officeooo:paragraph-rsid="001d45e5"/>
    </style:style>
    <style:style style:name="P2" style:family="paragraph" style:parent-style-name="Subtitle">
      <style:paragraph-properties fo:text-align="start" style:justify-single-word="false"/>
      <style:text-properties fo:font-size="20pt" officeooo:rsid="001d45e5" officeooo:paragraph-rsid="001d45e5" style:font-size-asian="18pt" style:font-size-complex="18pt"/>
    </style:style>
    <style:style style:name="P3" style:family="paragraph" style:parent-style-name="Text_20_body">
      <style:text-properties officeooo:rsid="001d45e5" officeooo:paragraph-rsid="001d45e5"/>
    </style:style>
    <style:style style:name="P4" style:family="paragraph" style:parent-style-name="Text_20_body">
      <style:paragraph-properties fo:text-align="start" style:justify-single-word="false"/>
      <style:text-properties fo:font-size="14pt" officeooo:rsid="001d45e5" officeooo:paragraph-rsid="001d45e5"/>
    </style:style>
    <style:style style:name="P5" style:family="paragraph" style:parent-style-name="Title">
      <style:text-properties officeooo:rsid="001d45e5" officeooo:paragraph-rsid="001d45e5"/>
    </style:style>
    <style:style style:name="P6" style:family="paragraph" style:parent-style-name="Heading_20_1">
      <style:text-properties officeooo:rsid="0021c435" officeooo:paragraph-rsid="0021c435"/>
    </style:style>
    <style:style style:name="P7" style:family="paragraph" style:parent-style-name="Standard" style:list-style-name="L3">
      <style:paragraph-properties fo:text-align="start" style:justify-single-word="false"/>
      <style:text-properties fo:font-size="14pt" officeooo:rsid="001e33ac" officeooo:paragraph-rsid="001fe6e1" style:font-size-asian="18pt" style:font-size-complex="18pt"/>
    </style:style>
    <style:style style:name="P8" style:family="paragraph" style:parent-style-name="Standard" style:list-style-name="L3">
      <style:paragraph-properties fo:text-align="start" style:justify-single-word="false"/>
      <style:text-properties fo:font-size="14pt" officeooo:rsid="001e33ac" officeooo:paragraph-rsid="001e33ac" style:font-size-asian="18pt" style:font-size-complex="18pt"/>
    </style:style>
    <style:style style:name="P9" style:family="paragraph" style:parent-style-name="Standard" style:list-style-name="L3">
      <style:paragraph-properties fo:text-align="start" style:justify-single-word="false"/>
      <style:text-properties fo:color="#000000" style:font-name="JetBrains Mono" fo:font-size="10pt" fo:font-style="normal" fo:font-weight="normal" officeooo:rsid="001e33ac" officeooo:paragraph-rsid="001fe6e1" style:font-size-asian="10pt" style:font-style-asian="normal" style:font-weight-asian="normal" style:font-size-complex="18pt"/>
    </style:style>
    <style:style style:name="P10" style:family="paragraph" style:parent-style-name="Text_20_body" style:list-style-name="L1">
      <style:paragraph-properties fo:text-align="start" style:justify-single-word="false"/>
      <style:text-properties fo:font-size="14pt" officeooo:rsid="001d45e5" officeooo:paragraph-rsid="001d45e5"/>
    </style:style>
    <style:style style:name="P11" style:family="paragraph" style:parent-style-name="Text_20_body" style:list-style-name="L3">
      <style:paragraph-properties fo:text-align="start" style:justify-single-word="false"/>
      <style:text-properties fo:font-size="14pt" officeooo:rsid="001d45e5" officeooo:paragraph-rsid="001d45e5" style:font-size-asian="18pt" style:font-size-complex="18pt"/>
    </style:style>
    <style:style style:name="P12" style:family="paragraph" style:parent-style-name="Text_20_body" style:list-style-name="L3">
      <style:paragraph-properties fo:text-align="start" style:justify-single-word="false"/>
      <style:text-properties fo:font-size="14pt" officeooo:rsid="001e33ac" officeooo:paragraph-rsid="001e33ac" style:font-size-asian="18pt" style:font-size-complex="18pt"/>
    </style:style>
    <style:style style:name="P13" style:family="paragraph" style:parent-style-name="Text_20_body">
      <style:paragraph-properties fo:text-align="start" style:justify-single-word="false"/>
      <style:text-properties fo:font-size="14pt" officeooo:rsid="001e33ac" officeooo:paragraph-rsid="001e33ac" style:font-size-asian="18pt" style:font-size-complex="18pt"/>
    </style:style>
    <style:style style:name="P14" style:family="paragraph" style:parent-style-name="Text_20_body" style:list-style-name="L3">
      <style:paragraph-properties fo:text-align="start" style:justify-single-word="false"/>
      <style:text-properties fo:font-size="14pt" officeooo:rsid="0021c435" officeooo:paragraph-rsid="0021c435" style:font-size-asian="18pt" style:font-size-complex="18pt"/>
    </style:style>
    <style:style style:name="P15" style:family="paragraph" style:parent-style-name="Text_20_body" style:list-style-name="L3">
      <style:paragraph-properties fo:text-align="start" style:justify-single-word="false"/>
      <style:text-properties fo:font-size="14pt" fo:font-weight="bold" officeooo:rsid="0021c435" officeooo:paragraph-rsid="0023ae91" style:font-size-asian="18pt" style:font-weight-asian="bold" style:font-size-complex="18pt" style:font-weight-complex="bold"/>
    </style:style>
    <style:style style:name="P16" style:family="paragraph" style:parent-style-name="Text_20_body" style:list-style-name="L3">
      <style:paragraph-properties fo:text-align="start" style:justify-single-word="false"/>
      <style:text-properties fo:font-size="14pt" fo:font-weight="bold" officeooo:rsid="0023ae91" officeooo:paragraph-rsid="0023ae91" style:font-size-asian="18pt" style:font-weight-asian="bold" style:font-size-complex="18pt" style:font-weight-complex="bold"/>
    </style:style>
    <style:style style:name="P17" style:family="paragraph" style:parent-style-name="Text_20_body" style:list-style-name="L4">
      <style:text-properties fo:font-size="14pt" fo:font-weight="bold" officeooo:rsid="002211c5" officeooo:paragraph-rsid="002211c5" style:font-weight-asian="bold" style:font-weight-complex="bold"/>
    </style:style>
    <style:style style:name="P18" style:family="paragraph" style:parent-style-name="Text_20_body" style:list-style-name="L4">
      <style:text-properties fo:font-size="14pt" fo:font-weight="bold" officeooo:rsid="0023ae91" officeooo:paragraph-rsid="0023ae91" style:font-weight-asian="bold" style:font-weight-complex="bold"/>
    </style:style>
    <style:style style:name="P19" style:family="paragraph" style:parent-style-name="Text_20_body" style:list-style-name="L3">
      <style:paragraph-properties fo:text-align="start" style:justify-single-word="false"/>
      <style:text-properties fo:font-size="14pt" officeooo:rsid="0021c435" officeooo:paragraph-rsid="0021c435"/>
    </style:style>
    <style:style style:name="P20" style:family="paragraph" style:parent-style-name="Text_20_body" style:list-style-name="L4">
      <style:text-properties fo:font-size="14pt" officeooo:rsid="002211c5" officeooo:paragraph-rsid="002211c5"/>
    </style:style>
    <style:style style:name="P21" style:family="paragraph" style:parent-style-name="Text_20_body" style:list-style-name="L3">
      <style:paragraph-properties fo:text-align="start" style:justify-single-word="false"/>
      <style:text-properties fo:font-size="14pt" fo:font-style="normal" officeooo:rsid="0023ae91" officeooo:paragraph-rsid="0023ae91" style:font-size-asian="18pt" style:font-style-asian="normal" style:font-size-complex="18pt" style:font-style-complex="normal"/>
    </style:style>
    <style:style style:name="P22" style:family="paragraph" style:parent-style-name="Text_20_body" style:list-style-name="L3">
      <style:paragraph-properties fo:text-align="start" style:justify-single-word="false"/>
      <style:text-properties fo:font-size="14pt" fo:font-style="normal" fo:font-weight="bold" officeooo:rsid="0023ae91" officeooo:paragraph-rsid="0023ae91" style:font-size-asian="18pt" style:font-style-asian="normal" style:font-weight-asian="bold" style:font-size-complex="18pt" style:font-style-complex="normal" style:font-weight-complex="bold"/>
    </style:style>
    <style:style style:name="P23" style:family="paragraph" style:parent-style-name="Text_20_body" style:list-style-name="L2"/>
    <style:style style:name="P24" style:family="paragraph" style:parent-style-name="Text_20_body" style:list-style-name="L3">
      <style:paragraph-properties fo:text-align="start" style:justify-single-word="false"/>
      <style:text-properties fo:font-size="12pt" fo:font-style="italic" officeooo:rsid="001e33ac" officeooo:paragraph-rsid="001e33ac" style:font-size-asian="18pt" style:font-style-asian="italic" style:font-size-complex="18pt" style:font-style-complex="italic"/>
    </style:style>
    <style:style style:name="P25" style:family="paragraph" style:parent-style-name="Text_20_body" style:list-style-name="L3">
      <style:paragraph-properties fo:text-align="start" style:justify-single-word="false"/>
      <style:text-properties fo:font-size="12pt" fo:font-style="italic" officeooo:rsid="001f9733" officeooo:paragraph-rsid="001f9733" style:font-size-asian="18pt" style:font-style-asian="italic" style:font-size-complex="18pt" style:font-style-complex="italic"/>
    </style:style>
    <style:style style:name="P26" style:family="paragraph" style:parent-style-name="Text_20_body" style:list-style-name="L3">
      <style:paragraph-properties fo:text-align="start" style:justify-single-word="false"/>
      <style:text-properties fo:font-size="12pt" fo:font-style="italic" officeooo:rsid="0021c435" officeooo:paragraph-rsid="0021c435" style:font-size-asian="18pt" style:font-style-asian="italic" style:font-size-complex="18pt" style:font-style-complex="italic"/>
    </style:style>
    <style:style style:name="P27" style:family="paragraph" style:parent-style-name="Text_20_body" style:list-style-name="L3">
      <style:paragraph-properties fo:text-align="start" style:justify-single-word="false"/>
      <style:text-properties fo:font-size="12pt" fo:font-style="italic" officeooo:rsid="0023ae91" officeooo:paragraph-rsid="0023ae91" style:font-size-asian="18pt" style:font-style-asian="italic" style:font-size-complex="18pt" style:font-style-complex="italic"/>
    </style:style>
    <style:style style:name="P28" style:family="paragraph" style:parent-style-name="Text_20_body">
      <style:paragraph-properties fo:text-align="start" style:justify-single-word="false"/>
      <style:text-properties fo:font-size="12pt" fo:font-style="italic" officeooo:rsid="0023ae91" officeooo:paragraph-rsid="0023ae91" style:font-size-asian="18pt" style:font-style-asian="italic" style:font-size-complex="18pt" style:font-style-complex="italic"/>
    </style:style>
    <style:style style:name="P29" style:family="paragraph" style:parent-style-name="Text_20_body" style:list-style-name="L3">
      <style:paragraph-properties fo:text-align="start" style:justify-single-word="false"/>
      <style:text-properties fo:font-size="12pt" fo:font-style="italic" fo:font-weight="bold" officeooo:rsid="0021c435" officeooo:paragraph-rsid="0021c435" style:font-size-asian="18pt" style:font-style-asian="italic" style:font-weight-asian="bold" style:font-size-complex="18pt" style:font-style-complex="italic" style:font-weight-complex="bold"/>
    </style:style>
    <style:style style:name="P30" style:family="paragraph" style:parent-style-name="Text_20_body" style:list-style-name="L3">
      <style:paragraph-properties fo:text-align="start" style:justify-single-word="false"/>
      <style:text-properties fo:font-size="12pt" fo:font-style="italic" fo:font-weight="bold" officeooo:rsid="0023ae91" officeooo:paragraph-rsid="0023ae91" style:font-size-asian="18pt" style:font-style-asian="italic" style:font-weight-asian="bold" style:font-size-complex="18pt" style:font-style-complex="italic" style:font-weight-complex="bold"/>
    </style:style>
    <style:style style:name="P31" style:family="paragraph" style:parent-style-name="Text_20_body" style:list-style-name="L3">
      <style:paragraph-properties fo:text-align="start" style:justify-single-word="false"/>
      <style:text-properties fo:font-size="12pt" fo:font-style="italic" officeooo:rsid="0021c435" officeooo:paragraph-rsid="0021c435" style:font-style-asian="italic" style:font-style-complex="italic"/>
    </style:style>
    <style:style style:name="P32" style:family="paragraph" style:parent-style-name="Text_20_body">
      <style:paragraph-properties fo:text-align="start" style:justify-single-word="false"/>
      <style:text-properties fo:font-size="12pt" fo:font-style="italic" officeooo:rsid="0021c435" officeooo:paragraph-rsid="0021c435" style:font-style-asian="italic" style:font-style-complex="italic"/>
    </style:style>
    <style:style style:name="P33" style:family="paragraph" style:parent-style-name="Text_20_body" style:list-style-name="L3">
      <style:paragraph-properties fo:text-align="start" style:justify-single-word="false"/>
      <style:text-properties fo:font-size="16pt" officeooo:rsid="001e33ac" officeooo:paragraph-rsid="001e33ac" style:font-size-asian="18pt" style:font-size-complex="18pt"/>
    </style:style>
    <style:style style:name="P34" style:family="paragraph" style:parent-style-name="Text_20_body" style:list-style-name="L3">
      <style:paragraph-properties fo:text-align="start" style:justify-single-word="false"/>
      <style:text-properties fo:font-size="10pt" fo:font-style="italic" officeooo:rsid="001e33ac" officeooo:paragraph-rsid="001e33ac" style:font-size-asian="18pt" style:font-style-asian="italic" style:font-size-complex="18pt" style:font-style-complex="italic"/>
    </style:style>
    <style:style style:name="P35" style:family="paragraph" style:parent-style-name="Text_20_body" style:list-style-name="L2">
      <style:paragraph-properties fo:margin-top="0cm" fo:margin-bottom="0cm" loext:contextual-spacing="false"/>
    </style:style>
    <style:style style:name="P36" style:family="paragraph">
      <loext:graphic-properties draw:fill="solid" draw:fill-color="#e8e8e8"/>
      <style:text-properties fo:font-size="12pt"/>
    </style:style>
    <style:style style:name="T1" style:family="text">
      <style:text-properties fo:font-size="20pt" style:font-size-asian="18pt" style:font-size-complex="18pt"/>
    </style:style>
    <style:style style:name="T2" style:family="text">
      <style:text-properties fo:font-size="12pt"/>
    </style:style>
    <style:style style:name="T3" style:family="text">
      <style:text-properties fo:font-size="12pt"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color="#000000"/>
    </style:style>
    <style:style style:name="T6" style:family="text">
      <style:text-properties fo:color="#000000" style:font-name="JetBrains Mono" fo:font-size="10pt" fo:font-style="normal" fo:font-weight="normal" style:font-size-asian="10pt" style:font-style-asian="normal" style:font-weight-asian="normal"/>
    </style:style>
    <style:style style:name="T7" style:family="text">
      <style:text-properties fo:font-weight="normal" style:font-weight-asian="normal" style:font-weight-complex="normal"/>
    </style:style>
    <style:style style:name="T8" style:family="text">
      <style:text-properties officeooo:rsid="0023ae91"/>
    </style:style>
    <style:style style:name="T9"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fill="solid" draw:fill-color="#e8e8e8" draw:textarea-horizontal-align="justify" draw:textarea-vertical-align="middle" draw:auto-grow-height="false" fo:min-height="0.762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e8e8e8" draw:textarea-horizontal-align="justify" draw:textarea-vertical-align="middle" draw:auto-grow-height="false" fo:min-height="1.63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solid" draw:fill-color="#e8e8e8" draw:textarea-horizontal-align="justify" draw:textarea-vertical-align="middle" draw:auto-grow-height="false" fo:min-height="4.74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e8e8e8" draw:textarea-horizontal-align="justify" draw:textarea-vertical-align="middle" draw:auto-grow-height="false" fo:min-height="6.403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solid" draw:fill-color="#e8e8e8" draw:textarea-horizontal-align="justify" draw:textarea-vertical-align="middle" draw:auto-grow-height="false" fo:min-height="22.077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solid" draw:fill-color="#e8e8e8" draw:textarea-horizontal-align="justify" draw:textarea-vertical-align="middle" draw:auto-grow-height="false" fo:min-height="4.092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solid" draw:fill-color="#e8e8e8" draw:textarea-horizontal-align="justify" draw:textarea-vertical-align="middle" draw:auto-grow-height="false" fo:min-height="13.917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e8e8e8" draw:textarea-horizontal-align="justify" draw:textarea-vertical-align="middle" draw:auto-grow-height="false" fo:min-height="9.585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e8e8e8" draw:textarea-horizontal-align="justify" draw:textarea-vertical-align="middle" draw:auto-grow-height="false" fo:min-height="2.312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solid" draw:fill-color="#e8e8e8" draw:textarea-horizontal-align="justify" draw:textarea-vertical-align="middle" draw:auto-grow-height="false" fo:min-height="0.861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solid" draw:fill-color="#e8e8e8" draw:textarea-horizontal-align="justify" draw:textarea-vertical-align="middle" draw:auto-grow-height="false" fo:min-height="1.753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solid" draw:fill-color="#e8e8e8" draw:textarea-horizontal-align="justify" draw:textarea-vertical-align="middle" draw:auto-grow-height="false" fo:min-height="1.335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fill="solid" draw:fill-color="#e8e8e8" draw:textarea-horizontal-align="justify" draw:textarea-vertical-align="middle" draw:auto-grow-height="false" fo:min-height="0.912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solid" draw:fill-color="#e8e8e8" draw:textarea-horizontal-align="justify" draw:textarea-vertical-align="middle" draw:auto-grow-height="false" fo:min-height="1.058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solid" draw:fill-color="#e8e8e8" draw:textarea-horizontal-align="justify" draw:textarea-vertical-align="middle" draw:auto-grow-height="false" fo:min-height="1.42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solid" draw:fill-color="#e8e8e8" draw:textarea-horizontal-align="justify" draw:textarea-vertical-align="middle" draw:auto-grow-height="false" fo:min-height="0.813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fill="solid" draw:fill-color="#e8e8e8" draw:textarea-horizontal-align="justify" draw:textarea-vertical-align="middle" draw:auto-grow-height="false" fo:min-height="0.945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e8e8e8" draw:textarea-horizontal-align="justify" draw:textarea-vertical-align="middle" draw:auto-grow-height="false" fo:min-height="2.198cm" fo:min-width="15.7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e8e8e8" draw:textarea-horizontal-align="justify" draw:textarea-vertical-align="middle" draw:auto-grow-height="false" fo:min-height="6.526cm" fo:min-width="15.7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solid" draw:fill-color="#e8e8e8" draw:textarea-horizontal-align="justify" draw:textarea-vertical-align="middle" draw:auto-grow-height="false" fo:min-height="14.499cm" fo:min-width="15.7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solid" draw:fill-color="#e8e8e8" draw:textarea-horizontal-align="justify" draw:textarea-vertical-align="middle" draw:auto-grow-height="false" fo:min-height="9.765cm" fo:min-width="15.7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link SQL </text:p>
      <text:p text:style-name="P3"/>
      <text:p text:style-name="P1"><text:span text:style-name="T1">Problem Statement</text:span> </text:p>
      <text:p text:style-name="P4">There are 2 input topics for product(3 partitions) and purchase(6 partitions) information respectively. The product information is retreived from a postgres database. The purchase information is through a datagen source connector with JSON convertor.</text:p>
      <text:list xml:id="list2086230318" text:style-name="L1">
        <text:list-item>
          <text:p text:style-name="P10">Find the top performing product every 5 minutes in the past 1 hour </text:p>
        </text:list-item>
      </text:list>
      <text:list xml:id="list1896084541" text:style-name="L2">
        <text:list-item>
          <text:list>
            <text:list-item>
              <text:p text:style-name="P35">Top performing product = product with highest amount in sales </text:p>
            </text:list-item>
            <text:list-item>
              <text:p text:style-name="P35">Output should include the amount from sales as well </text:p>
              <text:list>
                <text:list-item>
                  <text:p text:style-name="P35">Calculate the amount from purchase by multiplying the quantity with product price and deducting the discount percentage </text:p>
                </text:list-item>
              </text:list>
            </text:list-item>
            <text:list-item>
              <text:p text:style-name="P35">The output should include the product information as well </text:p>
            </text:list-item>
          </text:list>
        </text:list-item>
        <text:list-item>
          <text:p text:style-name="P23">The output should be in avro format </text:p>
        </text:list-item>
      </text:list>
      <text:p text:style-name="Text_20_body"/>
      <text:p text:style-name="P2">Setup </text:p>
      <text:list xml:id="list3820761787" text:style-name="L3">
        <text:list-item>
          <text:p text:style-name="P11">Write a docker compose file for FlinkSQL, postgres, kafka, zookeeper, connect , and schema registry. </text:p>
        </text:list-item>
        <text:list-item>
          <text:p text:style-name="P11">Setup a datagen source connector with the schema defined in purchase-schema.avsc </text:p>
          <text:list>
            <text:list-item>
              <text:p text:style-name="P12">purchase-schema.avsc </text:p>
              <text:p text:style-name="P7"><draw:custom-shape text:anchor-type="paragraph" draw:z-index="0" draw:name="Shape1" draw:style-name="gr21" draw:text-style-name="P36" svg:width="15.719cm" svg:height="9.766cm" svg:x="1.489cm" svg:y="0.03cm"><text:p/><draw:enhanced-geometry svg:viewBox="0 0 21600 21600" draw:type="rectangle" draw:enhanced-path="M 0 0 L 21600 0 21600 21600 0 21600 0 0 Z N"/></draw:custom-shape><text:span text:style-name="T6">{</text:span><text:span text:style-name="T5"><text:line-break/></text:span><text:span text:style-name="T6"> "namespace": "confluent",</text:span><text:span text:style-name="T5"><text:line-break/></text:span><text:span text:style-name="T6"> "name": "purchase",</text:span><text:span text:style-name="T5"><text:line-break/></text:span><text:span text:style-name="T6"> "type": "record",</text:span><text:span text:style-name="T5"><text:line-break/></text:span><text:span text:style-name="T6"> "compatibility": "NONE",</text:span><text:span text:style-name="T5"><text:line-break/></text:span><text:span text:style-name="T6"> "fields": [</text:span><text:span text:style-name="T5"><text:line-break/></text:span><text:span text:style-name="T6"> {"name": "id", "type": {</text:span><text:span text:style-name="T5"><text:line-break/></text:span><text:span text:style-name="T6"> "type": "long",</text:span><text:span text:style-name="T5"><text:line-break/></text:span><text:span text:style-name="T6"> "arg.properties": {</text:span><text:span text:style-name="T5"><text:line-break/></text:span><text:span text:style-name="T6"> "iteration": {</text:span><text:span text:style-name="T5"><text:line-break/></text:span><text:span text:style-name="T6"> "start": 0</text:span><text:span text:style-name="T5"><text:line-break/></text:span><text:span text:style-name="T6"> }</text:span><text:span text:style-name="T5"><text:line-break/></text:span><text:span text:style-name="T6"> }</text:span><text:span text:style-name="T5"><text:line-break/></text:span><text:span text:style-name="T6"> }},</text:span><text:span text:style-name="T5"><text:line-break/></text:span><text:span text:style-name="T6"> {"name": "product_id", "type": {</text:span><text:span text:style-name="T5"><text:line-break/></text:span><text:span text:style-name="T6"> "type": "long",</text:span><text:span text:style-name="T5"><text:line-break/></text:span><text:span text:style-name="T6"> "arg.properties": {</text:span><text:span text:style-name="T5"><text:line-break/></text:span><text:span text:style-name="T6"> "range":{</text:span><text:span text:style-name="T5"><text:line-break/></text:span><text:span text:style-name="T6"> "min":1,</text:span><text:span text:style-name="T5"><text:line-break/></text:span><text:span text:style-name="T6"> "max":100</text:span><text:span text:style-name="T5"><text:line-break/></text:span><text:span text:style-name="T6"> </text:span></text:p>
              <text:p text:style-name="P9"><draw:custom-shape text:anchor-type="paragraph" draw:z-index="1" draw:name="Shape1_0" draw:style-name="gr20" draw:text-style-name="P36" svg:width="15.719cm" svg:height="14.5cm" svg:x="1.489cm" svg:y="0.238cm"><text:p/><draw:enhanced-geometry svg:viewBox="0 0 21600 21600" draw:type="rectangle" draw:enhanced-path="M 0 0 L 21600 0 21600 21600 0 21600 0 0 Z N"/></draw:custom-shape><text:soft-page-break/></text:p>
              <text:p text:style-name="P9">}</text:p>
              <text:p text:style-name="P7"><text:span text:style-name="T6">}</text:span><text:span text:style-name="T5"><text:line-break/></text:span><text:span text:style-name="T6"> <text:s text:c="15"/>}},</text:span><text:span text:style-name="T5"><text:line-break/></text:span><text:span text:style-name="T6"> <text:s text:c="15"/>{"name":"quantity",</text:span><text:span text:style-name="T5"><text:line-break/></text:span><text:span text:style-name="T6"> <text:s text:c="17"/>"type":{</text:span><text:span text:style-name="T5"><text:line-break/></text:span><text:span text:style-name="T6"> <text:s text:c="20"/>"type":"long",</text:span><text:span text:style-name="T5"><text:line-break/></text:span><text:span text:style-name="T6"> <text:s text:c="20"/>"arg.properties":{</text:span><text:span text:style-name="T5"><text:line-break/></text:span><text:span text:style-name="T6"> <text:s text:c="23"/>"range":{</text:span><text:span text:style-name="T5"><text:line-break/></text:span><text:span text:style-name="T6"> <text:s text:c="26"/>"min":1,</text:span><text:span text:style-name="T5"><text:line-break/></text:span><text:span text:style-name="T6"> <text:s text:c="26"/>"max":10</text:span><text:span text:style-name="T5"><text:line-break/></text:span><text:span text:style-name="T6"> <text:s text:c="23"/>}</text:span><text:span text:style-name="T5"><text:line-break/></text:span><text:span text:style-name="T6"> <text:s text:c="20"/>}</text:span><text:span text:style-name="T5"><text:line-break/></text:span><text:span text:style-name="T6"> <text:s text:c="16"/>}},</text:span><text:span text:style-name="T5"><text:line-break/></text:span><text:span text:style-name="T6"> <text:s text:c="16"/>{"name": "customer_id", "type": {</text:span><text:span text:style-name="T5"><text:line-break/></text:span><text:span text:style-name="T6"> <text:s text:c="17"/>"type": "string",</text:span><text:span text:style-name="T5"><text:line-break/></text:span><text:span text:style-name="T6"> <text:s text:c="20"/>"arg.properties": {</text:span><text:span text:style-name="T5"><text:line-break/></text:span><text:span text:style-name="T6"> <text:s text:c="22"/>"regex": "[0-9]*",</text:span><text:span text:style-name="T5"><text:line-break/></text:span><text:span text:style-name="T6"> <text:s text:c="22"/>"length": {</text:span><text:span text:style-name="T5"><text:line-break/></text:span><text:span text:style-name="T6"> <text:s text:c="24"/>"min":1,</text:span><text:span text:style-name="T5"><text:line-break/></text:span><text:span text:style-name="T6"> <text:s text:c="24"/>"max":100</text:span><text:span text:style-name="T5"><text:line-break/></text:span><text:span text:style-name="T6"> <text:s text:c="22"/>}</text:span><text:span text:style-name="T5"><text:line-break/></text:span><text:span text:style-name="T6"> <text:s text:c="18"/>}</text:span><text:span text:style-name="T5"><text:line-break/></text:span><text:span text:style-name="T6"> <text:s text:c="13"/>}},</text:span><text:span text:style-name="T5"><text:line-break/></text:span><text:span text:style-name="T6"> <text:s text:c="13"/>{"name": "discount", "type": {</text:span><text:span text:style-name="T5"><text:line-break/></text:span><text:span text:style-name="T6"> <text:s text:c="15"/>"type": "double",</text:span><text:span text:style-name="T5"><text:line-break/></text:span><text:span text:style-name="T6"> <text:s text:c="16"/>"arg.properties": {</text:span><text:span text:style-name="T5"><text:line-break/></text:span><text:span text:style-name="T6"> <text:s text:c="19"/>"range":{</text:span><text:span text:style-name="T5"><text:line-break/></text:span><text:span text:style-name="T6"> <text:s text:c="22"/>"min":0,</text:span><text:span text:style-name="T5"><text:line-break/></text:span><text:span text:style-name="T6"> <text:s text:c="22"/>"max":50</text:span><text:span text:style-name="T5"><text:line-break/></text:span><text:span text:style-name="T6"> <text:s text:c="19"/>}</text:span><text:span text:style-name="T5"><text:line-break/></text:span><text:span text:style-name="T6"> <text:s text:c="16"/>}</text:span><text:span text:style-name="T5"><text:line-break/></text:span><text:span text:style-name="T6"> <text:s text:c="13"/>}}</text:span><text:span text:style-name="T5"><text:line-break/></text:span><text:span text:style-name="T6"> <text:s text:c="7"/>]</text:span><text:span text:style-name="T5"><text:line-break/></text:span><text:span text:style-name="T6">}</text:span></text:p>
              <text:p text:style-name="P8"/>
            </text:list-item>
            <text:list-item>
              <text:p text:style-name="P12">connector.json</text:p>
              <text:list>
                <text:list-header>
                  <text:p text:style-name="P7"><draw:custom-shape text:anchor-type="paragraph" draw:z-index="2" draw:name="Shape1_1" draw:style-name="gr19" draw:text-style-name="P36" svg:width="15.721cm" svg:height="6.527cm" svg:x="1.674cm" svg:y="-0.286cm"><text:p/><draw:enhanced-geometry svg:viewBox="0 0 21600 21600" draw:type="rectangle" draw:enhanced-path="M 0 0 L 21600 0 21600 21600 0 21600 0 0 Z N"/></draw:custom-shape><text:span text:style-name="T6">{</text:span><text:span text:style-name="T5"><text:line-break/></text:span><text:span text:style-name="T6"> <text:s/>"name": "datagen",</text:span><text:span text:style-name="T5"><text:line-break/></text:span><text:span text:style-name="T6"> <text:s/>"config": {</text:span><text:span text:style-name="T5"><text:line-break/></text:span><text:span text:style-name="T6"> <text:s text:c="3"/>"kafka.topic": "purchase",</text:span><text:span text:style-name="T5"><text:line-break/></text:span><text:span text:style-name="T6"> <text:s text:c="3"/>"tasks.max": "10",</text:span><text:span text:style-name="T5"><text:line-break/></text:span><text:span text:style-name="T6"> <text:s text:c="3"/>"connector.class": "io.confluent.kafka.connect.datagen.DatagenConnector",</text:span><text:span text:style-name="T5"><text:line-break/></text:span><text:span text:style-name="T6"> <text:s text:c="3"/>"key.converter": "io.confluent.connect.avro.AvroConverter",</text:span><text:span text:style-name="T5"><text:line-break/></text:span><text:span text:style-name="T6"> <text:s text:c="3"/>"key.converter.schema.registry.url": "http://schema-registry:8085",</text:span><text:span text:style-name="T5"><text:line-break/></text:span><text:span text:style-name="T6"> <text:s text:c="3"/>"value.converter": "io.confluent.connect.avro.AvroConverter",</text:span><text:span text:style-name="T5"><text:line-break/></text:span><text:span text:style-name="T6"> <text:s text:c="3"/>"value.converter.schema.registry.url": "http://schema-registry:8085",</text:span><text:span text:style-name="T5"><text:line-break/></text:span><text:span text:style-name="T6"> <text:s text:c="3"/>"schema.filename": "/home/platformatory/purchase-schema.avsc",</text:span><text:span text:style-name="T5"><text:line-break/></text:span><text:span text:style-name="T6"> <text:s text:c="3"/>"schema.keyfield": "id",</text:span><text:span text:style-name="T5"><text:line-break/></text:span><text:span text:style-name="T6"> <text:s text:c="3"/>"errors.tolerance": "all"</text:span><text:span text:style-name="T5"><text:line-break/></text:span><text:span text:style-name="T6"> <text:s/>}</text:span><text:span text:style-name="T5"><text:line-break/></text:span><text:span text:style-name="T6">}</text:span></text:p>
                </text:list-header>
              </text:list>
            </text:list-item>
          </text:list>
        </text:list-item>
        <text:list-item>
          <text:p text:style-name="P12">Run the docker compose file <text:s/></text:p>
        </text:list-item>
        <text:list-item>
          <text:p text:style-name="P12">Check if the product table is there or not in postgres container. </text:p>
          <text:list>
            <text:list-header>
              <text:p text:style-name="P12"><draw:custom-shape text:anchor-type="paragraph" draw:z-index="3" draw:name="Shape1_2" draw:style-name="gr18" draw:text-style-name="P36" svg:width="15.724cm" svg:height="2.199cm" svg:x="1.674cm" svg:y="-0.138cm"><text:p/><draw:enhanced-geometry svg:viewBox="0 0 21600 21600" draw:type="rectangle" draw:enhanced-path="M 0 0 L 21600 0 21600 21600 0 21600 0 0 Z N"/></draw:custom-shape><text:span text:style-name="T3">docker compose exec -it postgres psql "postgres://platformatory:</text:span><text:a xlink:type="simple" xlink:href="mailto:plf_password@postgres" text:style-name="Internet_20_link" text:visited-style-name="Visited_20_Internet_20_Link"><text:span text:style-name="T3">plf_password@postgres</text:span></text:a><text:span text:style-name="T3">:5432/plf_training"</text:span></text:p>
              <text:p text:style-name="P24">SELECT * FROM product; </text:p>
              <text:p text:style-name="P12"><text:soft-page-break/>If table is empty, then run the following command and verify it: </text:p>
              <text:p text:style-name="P33"><draw:custom-shape text:anchor-type="paragraph" draw:z-index="4" draw:name="Shape1_3" draw:style-name="gr17" draw:text-style-name="P36" svg:width="15.724cm" svg:height="0.946cm" svg:x="1.674cm" svg:y="-0.138cm"><text:p/><draw:enhanced-geometry svg:viewBox="0 0 21600 21600" draw:type="rectangle" draw:enhanced-path="M 0 0 L 21600 0 21600 21600 0 21600 0 0 Z N"/></draw:custom-shape><text:span text:style-name="T3">docker compose run -d app</text:span> </text:p>
            </text:list-header>
          </text:list>
        </text:list-item>
        <text:list-item>
          <text:p text:style-name="P12">Login into the kafka container and create the 2 topics i.e. purchase and sales </text:p>
          <text:list>
            <text:list-item>
              <text:p text:style-name="P12">Login into kafka container </text:p>
              <text:p text:style-name="P33"><draw:custom-shape text:anchor-type="paragraph" draw:z-index="5" draw:name="Shape1_4" draw:style-name="gr16" draw:text-style-name="P36" svg:width="15.724cm" svg:height="0.814cm" svg:x="1.674cm" svg:y="-0.138cm"><text:p/><draw:enhanced-geometry svg:viewBox="0 0 21600 21600" draw:type="rectangle" draw:enhanced-path="M 0 0 L 21600 0 21600 21600 0 21600 0 0 Z N"/></draw:custom-shape><text:span text:style-name="T3">docker compose exec kafka-1 /bin/bash</text:span> </text:p>
            </text:list-item>
            <text:list-item>
              <text:p text:style-name="P12">Create the topics </text:p>
              <text:p text:style-name="P24"><draw:custom-shape text:anchor-type="paragraph" draw:z-index="6" draw:name="Shape1_5" draw:style-name="gr15" draw:text-style-name="P36" svg:width="15.724cm" svg:height="1.421cm" svg:x="1.674cm" svg:y="-0.138cm"><text:p/><draw:enhanced-geometry svg:viewBox="0 0 21600 21600" draw:type="rectangle" draw:enhanced-path="M 0 0 L 21600 0 21600 21600 0 21600 0 0 Z N"/></draw:custom-shape>kafka-topics --bootstrap-server kafka-1:9092 --create --topic purchase --partitions 6 --command-config /home/platformatory/client.properties </text:p>
              <text:p text:style-name="P24"/>
              <text:p text:style-name="P24"><draw:custom-shape text:anchor-type="paragraph" draw:z-index="7" draw:name="Shape1_6" draw:style-name="gr14" draw:text-style-name="P36" svg:width="15.724cm" svg:height="1.059cm" svg:x="1.674cm" svg:y="-0.03cm"><text:p/><draw:enhanced-geometry svg:viewBox="0 0 21600 21600" draw:type="rectangle" draw:enhanced-path="M 0 0 L 21600 0 21600 21600 0 21600 0 0 Z N"/></draw:custom-shape>kafka-topics --bootstrap-server kafka-1:9092 --create --topic result --partitions 3 --command-config /home/platformatory/client.properties </text:p>
            </text:list-item>
          </text:list>
        </text:list-item>
        <text:list-item>
          <text:p text:style-name="P12">Login into the connect container and create the datagen connector </text:p>
          <text:list>
            <text:list-item>
              <text:p text:style-name="P12">Login into connect container </text:p>
            </text:list-item>
          </text:list>
          <text:p text:style-name="P12"><draw:custom-shape text:anchor-type="paragraph" draw:z-index="8" draw:name="Shape1_7" draw:style-name="gr13" draw:text-style-name="P36" svg:width="15.724cm" svg:height="0.913cm" svg:x="1.224cm" svg:y="-0.138cm"><text:p/><draw:enhanced-geometry svg:viewBox="0 0 21600 21600" draw:type="rectangle" draw:enhanced-path="M 0 0 L 21600 0 21600 21600 0 21600 0 0 Z N"/></draw:custom-shape><text:span text:style-name="T4">docker compose exec connect /bin/bash</text:span> </text:p>
          <text:list text:continue-numbering="true">
            <text:list-item>
              <text:p text:style-name="P12">Create the datagen connector </text:p>
              <text:list>
                <text:list-item>
                  <text:p text:style-name="P12">Create the connector</text:p>
                  <text:p text:style-name="P24"><draw:custom-shape text:anchor-type="paragraph" draw:z-index="9" draw:name="Shape1_8" draw:style-name="gr12" draw:text-style-name="P36" svg:width="15.724cm" svg:height="1.336cm" svg:x="1.674cm" svg:y="-0.138cm"><text:p/><draw:enhanced-geometry svg:viewBox="0 0 21600 21600" draw:type="rectangle" draw:enhanced-path="M 0 0 L 21600 0 21600 21600 0 21600 0 0 Z N"/></draw:custom-shape>curl -X POST -H "Content-Type: application/json" --data @connector.json http://localhost:8083/connectors</text:p>
                </text:list-item>
                <text:list-item>
                  <text:p text:style-name="P12">Check the status of the connector </text:p>
                  <text:p text:style-name="P24"><draw:custom-shape text:anchor-type="paragraph" draw:z-index="10" draw:name="Shape1_9" draw:style-name="gr12" draw:text-style-name="P36" svg:width="15.724cm" svg:height="1.336cm" svg:x="1.674cm" svg:y="-0.138cm"><text:p/><draw:enhanced-geometry svg:viewBox="0 0 21600 21600" draw:type="rectangle" draw:enhanced-path="M 0 0 L 21600 0 21600 21600 0 21600 0 0 Z N"/></draw:custom-shape>kafka-console-consumer --bootstrap-server kafka-1:9092 --topic docker-connect-status --consumer.config /home/platformatory/client.properties --from-beginning </text:p>
                </text:list-item>
                <text:list-item>
                  <text:p text:style-name="P12">Verfiy if data is getting consumed. </text:p>
                  <text:p text:style-name="P24"><draw:custom-shape text:anchor-type="paragraph" draw:z-index="11" draw:name="Shape1_10" draw:style-name="gr11" draw:text-style-name="P36" svg:width="15.724cm" svg:height="1.754cm" svg:x="1.674cm" svg:y="-0.138cm"><text:p/><draw:enhanced-geometry svg:viewBox="0 0 21600 21600" draw:type="rectangle" draw:enhanced-path="M 0 0 L 21600 0 21600 21600 0 21600 0 0 Z N"/></draw:custom-shape>kafka-avro-console-consumer --bootstrap-server kafka-1:9092 --topic purchase --consumer.config /home/platformatory/client.properties --property schema.registry.url=http://schema-registry:8085 --from-beginning</text:p>
                </text:list-item>
              </text:list>
            </text:list-item>
          </text:list>
        </text:list-item>
        <text:list-item>
          <text:p text:style-name="P12">Login into the FlinkSQL and run the following queries </text:p>
          <text:list>
            <text:list-item>
              <text:p text:style-name="P12">Login into the Flink SQL </text:p>
              <text:p text:style-name="P25"><draw:custom-shape text:anchor-type="paragraph" draw:z-index="12" draw:name="Shape1_11" draw:style-name="gr10" draw:text-style-name="P36" svg:width="15.724cm" svg:height="0.862cm" svg:x="1.674cm" svg:y="-0.138cm"><text:p/><draw:enhanced-geometry svg:viewBox="0 0 21600 21600" draw:type="rectangle" draw:enhanced-path="M 0 0 L 21600 0 21600 21600 0 21600 0 0 Z N"/></draw:custom-shape>docker compose run sql-client</text:p>
            </text:list-item>
            <text:list-item>
              <text:p text:style-name="P12">Create the product table with JDBC source connector to fetch the data of product table which is present in postgres container. </text:p>
              <text:p text:style-name="P24"><draw:custom-shape text:anchor-type="paragraph" draw:z-index="13" draw:name="Shape1_12" draw:style-name="gr9" draw:text-style-name="P36" svg:width="15.724cm" svg:height="2.313cm" svg:x="1.674cm" svg:y="-0.138cm"><text:p/><draw:enhanced-geometry svg:viewBox="0 0 21600 21600" draw:type="rectangle" draw:enhanced-path="M 0 0 L 21600 0 21600 21600 0 21600 0 0 Z N"/></draw:custom-shape>CREATE TABLE product (</text:p>
              <text:p text:style-name="P24">`id` INT,</text:p>
              <text:p text:style-name="P34"><text:soft-page-break/><text:span text:style-name="T2">`created` TIMESTAMP(3),</text:span> </text:p>
              <text:p text:style-name="P24"><draw:custom-shape text:anchor-type="paragraph" draw:z-index="14" draw:name="Shape1_13" draw:style-name="gr8" draw:text-style-name="P36" svg:width="15.724cm" svg:height="9.586cm" svg:x="1.674cm" svg:y="-0.138cm"><text:p/><draw:enhanced-geometry svg:viewBox="0 0 21600 21600" draw:type="rectangle" draw:enhanced-path="M 0 0 L 21600 0 21600 21600 0 21600 0 0 Z N"/></draw:custom-shape>`modified` TIMESTAMP(3),</text:p>
              <text:p text:style-name="P24">`name` VARCHAR,</text:p>
              <text:p text:style-name="P24">`category` VARCHAR, </text:p>
              <text:p text:style-name="P24">`price` DOUBLE PRECISION, </text:p>
              <text:p text:style-name="P24">WATERMARK FOR `created` AS `created`</text:p>
              <text:p text:style-name="P24">) WITH (</text:p>
              <text:p text:style-name="P24">'connector' = 'jdbc',</text:p>
              <text:p text:style-name="P24">'url' = 'jdbc:postgresql://postgres:5432/plf_training',</text:p>
              <text:p text:style-name="P24">'table-name' = 'product',</text:p>
              <text:p text:style-name="P24">'username' = 'platformatory',</text:p>
              <text:p text:style-name="P24">'password' = 'plf_password'</text:p>
              <text:p text:style-name="P24">);</text:p>
            </text:list-item>
            <text:list-item>
              <text:p text:style-name="P12">Create the purchase table with KAFKA source connector to fetch the data from the purchase topic. </text:p>
              <text:p text:style-name="P24"><draw:custom-shape text:anchor-type="paragraph" draw:z-index="15" draw:name="Shape1_14" draw:style-name="gr7" draw:text-style-name="P36" svg:width="15.724cm" svg:height="13.918cm" svg:x="1.674cm" svg:y="-0.138cm"><text:p/><draw:enhanced-geometry svg:viewBox="0 0 21600 21600" draw:type="rectangle" draw:enhanced-path="M 0 0 L 21600 0 21600 21600 0 21600 0 0 Z N"/></draw:custom-shape>CREATE TABLE purchase (</text:p>
              <text:p text:style-name="P24">`id` BIGINT,</text:p>
              <text:p text:style-name="P24">`product_id` BIGINT,</text:p>
              <text:p text:style-name="P24">`quantity` BIGINT,</text:p>
              <text:p text:style-name="P24">`customer_id` STRING,</text:p>
              <text:p text:style-name="P24">`discount` DOUBLE,</text:p>
              <text:p text:style-name="P26">`created_at` TIMESTAMP(3) METADATA FROM ‘timestamp’,</text:p>
              <text:p text:style-name="P26">WATERMARK FOR `created_at` AS `created_at`</text:p>
              <text:p text:style-name="P24">) WITH (</text:p>
              <text:p text:style-name="P24"><text:s/>'connector' = 'kafka',</text:p>
              <text:p text:style-name="P24">'topic' = 'purchase',</text:p>
              <text:p text:style-name="P24">'scan.startup.mode' = 'earliest-offset',</text:p>
              <text:p text:style-name="P24">'properties.bootstrap.servers' = 'kafka-1:9092',</text:p>
              <text:p text:style-name="P24">'properties.security.protocol' = 'SASL_PLAINTEXT',</text:p>
              <text:p text:style-name="P24">'properties.sasl.mechanism' = 'PLAIN',</text:p>
              <text:p text:style-name="P24"><draw:custom-shape text:anchor-type="paragraph" draw:z-index="16" draw:name="Shape1_15" draw:style-name="gr6" draw:text-style-name="P36" svg:width="15.724cm" svg:height="4.093cm" svg:x="1.674cm" svg:y="0.069cm"><text:p/><draw:enhanced-geometry svg:viewBox="0 0 21600 21600" draw:type="rectangle" draw:enhanced-path="M 0 0 L 21600 0 21600 21600 0 21600 0 0 Z N"/></draw:custom-shape><text:soft-page-break/>'properties.sasl.jaas.config' = 'org.apache.kafka.common.security.plain.PlainLoginModule required username="admin" password="admin-secret";',</text:p>
              <text:p text:style-name="P24">'format' = 'avro-confluent',</text:p>
              <text:p text:style-name="P24">'avro-confluent.schema-registry.url' = 'http://schema-registry:8085',</text:p>
              <text:p text:style-name="P24">'avro-confluent.schema-registry.subject' = 'purchase-value');</text:p>
            </text:list-item>
            <text:list-item>
              <text:p text:style-name="P14">Create the result table </text:p>
              <text:p text:style-name="P26"><draw:custom-shape text:anchor-type="paragraph" draw:z-index="17" draw:name="Shape1_17" draw:style-name="gr5" draw:text-style-name="P36" svg:width="15.724cm" svg:height="22.078cm" svg:x="1.674cm" svg:y="-0.138cm"><text:p/><draw:enhanced-geometry svg:viewBox="0 0 21600 21600" draw:type="rectangle" draw:enhanced-path="M 0 0 L 21600 0 21600 21600 0 21600 0 0 Z N"/></draw:custom-shape>CREATE TABLE sales ( </text:p>
              <text:p text:style-name="P26">`window_start` TIMESTAMP(3), </text:p>
              <text:p text:style-name="P26">`window_end` TIMESTAMP(3),</text:p>
              <text:p text:style-name="P26">`product_id` BIGINT, </text:p>
              <text:p text:style-name="P26">`category` STRING, </text:p>
              <text:p text:style-name="P26">`price` DOUBLE,</text:p>
              <text:p text:style-name="P26">`total` DOUBLE,</text:p>
              <text:p text:style-name="P26">PRIMARY KEY(product_id) NOT ENFORCED</text:p>
              <text:p text:style-name="P26">) WITH ( </text:p>
              <text:p text:style-name="P26">'connector' = 'upsert-kafka', </text:p>
              <text:p text:style-name="P26">'topic' = 'sales', </text:p>
              <text:p text:style-name="P26">'properties.bootstrap.servers' = 'kafka-1:9092', </text:p>
              <text:p text:style-name="P26">'properties.group.id' = 'consumer-sales-group',</text:p>
              <text:p text:style-name="P26">'properties.security.protocol' = 'SASL_PLAINTEXT',</text:p>
              <text:p text:style-name="P26">'properties.sasl.mechanism' = 'PLAIN',</text:p>
              <text:p text:style-name="P26">'properties.sasl.jaas.config' = 'org.apache.kafka.common.security.plain.PlainLoginModule required username="admin" password="admin-secret";',</text:p>
              <text:p text:style-name="P26">'key.format' = 'avro-confluent',</text:p>
              <text:p text:style-name="P26">'properties.allow.auto.create.topics' = 'false',</text:p>
              <text:p text:style-name="P26">'key.avro-confluent.schema-registry.url' = 'http://schema-registry:8085',</text:p>
              <text:p text:style-name="P26">'key.avro-confluent.schema-registry.subject' = 'top-sales-value',</text:p>
              <text:p text:style-name="P26">'value.format' = 'avro-confluent',</text:p>
              <text:p text:style-name="P26">'value.avro-confluent.schema-registry.url' = 'http://schema-registry:8085',</text:p>
              <text:p text:style-name="P26">'value.avro-confluent.schema-registry.subject' = 'top-sales-value',</text:p>
              <text:p text:style-name="P26">'properties.auto.offset.reset' = 'earliest');</text:p>
            </text:list-item>
          </text:list>
        </text:list-item>
      </text:list>
      <text:p text:style-name="P13"><text:soft-page-break/></text:p>
      <text:list xml:id="list124055860208567" text:continue-numbering="true" text:style-name="L3">
        <text:list-item>
          <text:list>
            <text:list-item>
              <text:p text:style-name="P14">Insert the data into sales table with window_start, window_end. </text:p>
              <text:p text:style-name="P15">NOTE: </text:p>
              <text:list>
                <text:list-item>
                  <text:p text:style-name="P15"><text:span text:style-name="T7">Use the HOP window while inserting the data into sales table, as upser-kafka or changlog table doesn’t support window aggregation, but they do support TOP – N. </text:span></text:p>
                </text:list-item>
                <text:list-item>
                  <text:p text:style-name="P16"><text:span text:style-name="T7">You might see data duplicacy in sales table. So better understand what going on in sales table and how the data is getting stored, then change the result mode into changelog. </text:span></text:p>
                  <text:p text:style-name="P30"><draw:custom-shape text:anchor-type="paragraph" draw:z-index="25" draw:name="Shape1_21" draw:style-name="gr1" draw:text-style-name="P36" svg:width="15.724cm" svg:height="0.763cm" svg:x="1.674cm" svg:y="-0.138cm"><text:p/><draw:enhanced-geometry svg:viewBox="0 0 21600 21600" draw:type="rectangle" draw:enhanced-path="M 0 0 L 21600 0 21600 21600 0 21600 0 0 Z N"/></draw:custom-shape><text:span text:style-name="T7">set 'sql-client.execution.result-mode' = 'changelog';</text:span></text:p>
                  <text:p text:style-name="P22">Insert the data into the table: </text:p>
                </text:list-item>
              </text:list>
              <text:p text:style-name="P29"><draw:custom-shape text:anchor-type="paragraph" draw:z-index="18" draw:name="Shape1_16" draw:style-name="gr4" draw:text-style-name="P36" svg:width="15.724cm" svg:height="6.404cm" svg:x="1.674cm" svg:y="-0.138cm"><text:p/><draw:enhanced-geometry svg:viewBox="0 0 21600 21600" draw:type="rectangle" draw:enhanced-path="M 0 0 L 21600 0 21600 21600 0 21600 0 0 Z N"/></draw:custom-shape><text:span text:style-name="T7">INSERT INTO sales(window_start, window_end, product_id, category, price, total) </text:span></text:p>
              <text:p text:style-name="P29"><text:span text:style-name="T7">SELECT window_start, window_end, pr.product_id, p.category, p.price, </text:span></text:p>
              <text:p text:style-name="P29"><text:span text:style-name="T7">SUM((p.price * pr.quantity - (1 - COALESCE(pr.discount,0)/100))) AS total</text:span></text:p>
              <text:p text:style-name="P29"><text:span text:style-name="T7">FROM TABLE(HOP(TABLE purchase, DESCRIPTOR(ts), INTERVAL '5' MINUTE, INTERVAL '1' HOUR)) AS pw </text:span></text:p>
              <text:p text:style-name="P29"><text:span text:style-name="T7">JOIN purchase pr ON pr.product_id = pw.id </text:span></text:p>
              <text:p text:style-name="P29"><text:span text:style-name="T7">JOIN product p ON p.id = pw.id</text:span></text:p>
              <text:p text:style-name="P26"><text:span text:style-name="T7">GROUP BY window_start, window_end, pr.product_id, p.category, p.price;</text:span></text:p>
            </text:list-item>
          </text:list>
        </text:list-item>
      </text:list>
      <text:p text:style-name="P28"><text:span text:style-name="T7"/></text:p>
      <text:list xml:id="list124055825319488" text:continue-numbering="true" text:style-name="L3">
        <text:list-item>
          <text:list>
            <text:list-header>
              <text:p text:style-name="P21"><text:span text:style-name="T9">Check the data in table:</text:span><text:span text:style-name="T7"> </text:span></text:p>
              <text:p text:style-name="P27"><draw:custom-shape text:anchor-type="paragraph" draw:z-index="24" draw:name="Shape1_20" draw:style-name="gr1" draw:text-style-name="P36" svg:width="15.724cm" svg:height="0.763cm" svg:x="1.674cm" svg:y="-0.138cm"><text:p/><draw:enhanced-geometry svg:viewBox="0 0 21600 21600" draw:type="rectangle" draw:enhanced-path="M 0 0 L 21600 0 21600 21600 0 21600 0 0 Z N"/></draw:custom-shape><text:span text:style-name="T7">select * from sales; </text:span></text:p>
              <text:p text:style-name="P27"><text:span text:style-name="T7"/></text:p>
            </text:list-header>
            <text:list-item>
              <text:p text:style-name="P19">Perform the query to find the top performing product. </text:p>
              <text:p text:style-name="P31"><draw:custom-shape text:anchor-type="paragraph" draw:z-index="19" draw:name="Shape1_18" draw:style-name="gr3" draw:text-style-name="P36" svg:width="15.724cm" svg:height="4.74cm" svg:x="1.674cm" svg:y="-0.138cm"><text:p/><draw:enhanced-geometry svg:viewBox="0 0 21600 21600" draw:type="rectangle" draw:enhanced-path="M 0 0 L 21600 0 21600 21600 0 21600 0 0 Z N"/></draw:custom-shape>SELECT * FROM ( </text:p>
              <text:p text:style-name="P31">SELECT * , ROW_NUMBER() OVER (ORDER BY window_start ASC) AS rownum </text:p>
              <text:p text:style-name="P31">FROM( </text:p>
              <text:p text:style-name="P31">select * from sales group by window_start, window_end, product_id, category, price, total ORDER BY total DESC) </text:p>
              <text:p text:style-name="P31">) where rownum = 2;</text:p>
            </text:list-item>
          </text:list>
        </text:list-item>
      </text:list>
      <text:p text:style-name="P32"/>
      <text:h text:style-name="P6" text:outline-level="1"><text:soft-page-break/>TROUBLESHOOTING </text:h>
      <text:list xml:id="list3328377713" text:style-name="L4">
        <text:list-item>
          <text:p text:style-name="P20"><draw:frame draw:style-name="fr2" draw:name="Image1" text:anchor-type="char" svg:x="-0.213cm" svg:y="0.938cm" svg:width="18.683cm" svg:height="3.14cm" draw:z-index="20"><draw:image xlink:href="Pictures/100002010000039600000061DE7D7622D7CF4A98.png" xlink:type="simple" xlink:show="embed" xlink:actuate="onLoad" loext:mime-type="image/png"/></draw:frame>Table API Exception <text:span text:style-name="T8">error</text:span></text:p>
          <text:p text:style-name="P17">Solution: <text:span text:style-name="T7">Make sure while creating the result table, you have provided “upsert-kafka” connector instead of ‘kafka’. As “kafka” connector only support append – only table. But to perform update/Insert, you need to use “upsert-kafka” connector. </text:span></text:p>
        </text:list-item>
        <text:list-item>
          <text:p text:style-name="P18"><text:span text:style-name="T7">No resolvable bootstrap url error. </text:span></text:p>
          <text:p text:style-name="P18"><draw:frame draw:style-name="fr1" draw:name="Image2" text:anchor-type="char" svg:width="16.365cm" svg:height="2.11cm" draw:z-index="21"><draw:image xlink:href="Pictures/100002010000038D00000051A9D68C60D9760E41.png" xlink:type="simple" xlink:show="embed" xlink:actuate="onLoad" loext:mime-type="image/png"/></draw:frame>Solution: <text:span text:style-name="T7">To resolve this issue, you can do the following: </text:span></text:p>
          <text:list>
            <text:list-item>
              <text:p text:style-name="P18"><text:span text:style-name="T7">If your url is correct, then make sure the Flick sql container is running in same network where the kafka container is running. </text:span></text:p>
            </text:list-item>
            <text:list-item>
              <text:p text:style-name="P18"><text:span text:style-name="T7">Check the host name and port carefully. </text:span></text:p>
            </text:list-item>
          </text:list>
        </text:list-item>
        <text:list-item>
          <text:p text:style-name="P18"><text:span text:style-name="T7">If you get the table unbound error </text:span></text:p>
          <text:p text:style-name="P18"><draw:frame draw:style-name="fr1" draw:name="Image3" text:anchor-type="char" svg:width="16.365cm" svg:height="1.988cm" draw:z-index="22"><draw:image xlink:href="Pictures/10000201000003940000003F2871F85AE62A349B.png" xlink:type="simple" xlink:show="embed" xlink:actuate="onLoad" loext:mime-type="image/png"/></draw:frame>Solution: <text:span text:style-name="T7">You’re getting this error because you’re runtime mode is batch, but your purchase table is unbounded. In batch mode, only bounded table works on the other hand, <text:s/>In streaming mode, both bounded and unbounded table work.</text:span></text:p>
          <text:p text:style-name="P18"><draw:custom-shape text:anchor-type="paragraph" draw:z-index="23" draw:name="Shape1_19" draw:style-name="gr2" draw:text-style-name="P36" svg:width="15.724cm" svg:height="1.631cm" svg:x="0.674cm" svg:y="-0.138cm"><text:p/><draw:enhanced-geometry svg:viewBox="0 0 21600 21600" draw:mirror-horizontal="false" draw:mirror-vertical="false" draw:type="rectangle" draw:enhanced-path="M 0 0 L 21600 0 21600 21600 0 21600 0 0 Z N"/></draw:custom-shape>So change the runtime mode : <text:span text:style-name="T7"><text:line-break/>set 'execution.runtime-mode' = 'streamin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1T11:03:19.293418960</meta:creation-date>
    <dc:date>2024-03-13T12:40:53.591324784</dc:date>
    <meta:editing-duration>PT1H32M23S</meta:editing-duration>
    <meta:editing-cycles>2</meta:editing-cycles>
    <meta:generator>LibreOffice/6.4.7.2$Linux_X86_64 LibreOffice_project/40$Build-2</meta:generator>
    <meta:document-statistic meta:table-count="0" meta:image-count="3" meta:object-count="0" meta:page-count="7" meta:paragraph-count="135" meta:word-count="1010" meta:character-count="8870" meta:non-whitespace-character-count="7296"/>
  </office:meta>
</office:document-meta>
</file>